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fo:language="bg" fo:country="BG" officeooo:paragraph-rsid="00a73779"/>
    </style:style>
    <style:style style:name="P3" style:family="paragraph" style:parent-style-name="Thesis_5f_body">
      <style:text-properties fo:language="bg" fo:country="BG" officeooo:paragraph-rsid="00af83fe"/>
    </style:style>
    <style:style style:name="P4" style:family="paragraph" style:parent-style-name="Thesis_5f_body">
      <style:text-properties fo:language="bg" fo:country="BG" officeooo:paragraph-rsid="00b0acb1"/>
    </style:style>
    <style:style style:name="P5" style:family="paragraph" style:parent-style-name="Thesis_5f_body">
      <style:text-properties officeooo:paragraph-rsid="009c7e7c"/>
    </style:style>
    <style:style style:name="P6" style:family="paragraph" style:parent-style-name="Thesis_5f_body">
      <style:text-properties officeooo:paragraph-rsid="00b79cf4"/>
    </style:style>
    <style:style style:name="P7"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officeooo:rsid="00b41c9e" style:font-size-asian="12pt" style:font-name-complex="Times New Roman4" style:font-size-complex="12pt"/>
    </style:style>
    <style:style style:name="T23" style:family="text">
      <style:text-properties style:font-name="Times New Roman4" fo:font-size="12pt" officeooo:rsid="00b4d8c6" style:font-size-asian="12pt" style:font-name-complex="Times New Roman4" style:font-size-complex="12pt"/>
    </style:style>
    <style:style style:name="T24" style:family="text">
      <style:text-properties style:font-name="Times New Roman4" fo:font-size="12pt" officeooo:rsid="00b64d0c" style:font-size-asian="12pt" style:font-name-complex="Times New Roman4" style:font-size-complex="12pt"/>
    </style:style>
    <style:style style:name="T25" style:family="text">
      <style:text-properties style:font-name="Times New Roman4" fo:font-size="12pt" officeooo:rsid="00b843b0" style:font-size-asian="12pt" style:font-name-complex="Times New Roman4" style:font-size-complex="12pt"/>
    </style:style>
    <style:style style:name="T26" style:family="text">
      <style:text-properties style:font-name="Times New Roman4" fo:font-size="12pt" fo:background-color="#ffffff" loext:char-shading-value="0" style:font-size-asian="12pt" style:font-name-complex="Times New Roman5" style:font-size-complex="12pt"/>
    </style:style>
    <style:style style:name="T27" style:family="text">
      <style:text-properties style:font-name="Times New Roman4" fo:font-size="12pt" fo:language="bg" fo:country="BG" officeooo:rsid="00533f39" style:font-size-asian="12pt" style:font-name-complex="Times New Roman4" style:font-size-complex="12pt"/>
    </style:style>
    <style:style style:name="T28" style:family="text">
      <style:text-properties style:font-name="Times New Roman4" fo:font-size="12pt" fo:language="bg" fo:country="BG" officeooo:rsid="00232fbb" style:font-size-asian="12pt" style:font-name-complex="Times New Roman4" style:font-size-complex="12pt"/>
    </style:style>
    <style:style style:name="T29" style:family="text">
      <style:text-properties style:font-name="Times New Roman4" fo:font-size="12pt" fo:language="bg" fo:country="BG" officeooo:rsid="0084d68b" style:font-size-asian="12pt" style:font-name-complex="Times New Roman4" style:font-size-complex="12pt"/>
    </style:style>
    <style:style style:name="T30" style:family="text">
      <style:text-properties style:font-name="Times New Roman4" fo:font-size="12pt" fo:language="bg" fo:country="BG" officeooo:rsid="0085aa82" style:font-size-asian="12pt" style:font-name-complex="Times New Roman4" style:font-size-complex="12pt"/>
    </style:style>
    <style:style style:name="T31" style:family="text">
      <style:text-properties style:font-name="Times New Roman4" fo:font-size="12pt" fo:language="bg" fo:country="BG" officeooo:rsid="0085db0a" style:font-size-asian="12pt" style:font-name-complex="Times New Roman4" style:font-size-complex="12pt"/>
    </style:style>
    <style:style style:name="T32" style:family="text">
      <style:text-properties style:font-name="Times New Roman4" fo:font-size="12pt" fo:language="bg" fo:country="BG" officeooo:rsid="008ca377" style:font-size-asian="12pt" style:font-name-complex="Times New Roman4" style:font-size-complex="12pt"/>
    </style:style>
    <style:style style:name="T33" style:family="text">
      <style:text-properties style:font-name="Times New Roman4" fo:font-size="12pt" fo:language="bg" fo:country="BG" officeooo:rsid="009da1dd" style:font-size-asian="12pt" style:font-name-complex="Times New Roman4" style:font-size-complex="12pt"/>
    </style:style>
    <style:style style:name="T34" style:family="text">
      <style:text-properties style:font-name="Times New Roman4" fo:font-size="12pt" fo:language="bg" fo:country="BG" officeooo:rsid="00bb7ae1"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5" style:font-size-complex="12pt"/>
    </style:style>
    <style:style style:name="T36" style:family="text">
      <style:text-properties fo:color="#000000" style:font-name="Times New Roman4" fo:font-size="12pt" officeooo:rsid="0085db0a" style:font-size-asian="12pt" style:font-name-complex="Times New Roman4" style:font-size-complex="12pt"/>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39"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40" style:family="text">
      <style:text-properties style:use-window-font-color="true" style:font-name="Times New Roman4" fo:font-size="12pt" fo:language="bg" fo:country="BG" style:font-size-asian="12pt" style:font-name-complex="Times New Roman4" style:font-size-complex="12pt"/>
    </style:style>
    <style:style style:name="T41" style:family="text">
      <style:text-properties style:use-window-font-color="true" style:font-name="Times New Roman4" fo:font-size="12pt" fo:language="bg" fo:country="BG" officeooo:rsid="005c1de0" style:font-size-asian="12pt" style:font-name-complex="Times New Roman4" style:font-size-complex="12pt"/>
    </style:style>
    <style:style style:name="T42" style:family="text">
      <style:text-properties style:use-window-font-color="true" style:font-name="Times New Roman4" fo:font-size="12pt" fo:language="bg" fo:country="BG" officeooo:rsid="005cb9e7" style:font-size-asian="12pt" style:font-name-complex="Times New Roman4" style:font-size-complex="12pt"/>
    </style:style>
    <style:style style:name="T43" style:family="text">
      <style:text-properties style:use-window-font-color="true" style:font-name="Times New Roman4" fo:font-size="12pt" fo:language="bg" fo:country="BG" officeooo:rsid="005d434c" style:font-size-asian="12pt" style:font-name-complex="Times New Roman4" style:font-size-complex="12pt"/>
    </style:style>
    <style:style style:name="T44" style:family="text">
      <style:text-properties style:use-window-font-color="true" style:font-name="Times New Roman4" fo:font-size="12pt" fo:language="bg" fo:country="BG" officeooo:rsid="005d9cdf" style:font-size-asian="12pt" style:font-name-complex="Times New Roman4" style:font-size-complex="12pt"/>
    </style:style>
    <style:style style:name="T45" style:family="text">
      <style:text-properties style:use-window-font-color="true" style:font-name="Times New Roman4" fo:font-size="12pt" fo:language="bg" fo:country="BG" officeooo:rsid="005db976" style:font-size-asian="12pt" style:font-name-complex="Times New Roman4" style:font-size-complex="12pt"/>
    </style:style>
    <style:style style:name="T46" style:family="text">
      <style:text-properties style:use-window-font-color="true" style:font-name="Times New Roman4" fo:font-size="12pt" fo:language="bg" fo:country="BG" officeooo:rsid="005f0d3a" style:font-size-asian="12pt" style:font-name-complex="Times New Roman4" style:font-size-complex="12pt"/>
    </style:style>
    <style:style style:name="T47" style:family="text">
      <style:text-properties style:use-window-font-color="true" style:font-name="Times New Roman4" fo:font-size="12pt" fo:language="bg" fo:country="BG" officeooo:rsid="005f1298" style:font-size-asian="12pt" style:font-name-complex="Times New Roman4" style:font-size-complex="12pt"/>
    </style:style>
    <style:style style:name="T48" style:family="text">
      <style:text-properties style:use-window-font-color="true" style:font-name="Times New Roman4" fo:font-size="12pt" fo:language="bg" fo:country="BG" officeooo:rsid="0060630e" style:font-size-asian="12pt" style:font-name-complex="Times New Roman4" style:font-size-complex="12pt"/>
    </style:style>
    <style:style style:name="T49" style:family="text">
      <style:text-properties style:use-window-font-color="true" style:font-name="Times New Roman4" fo:font-size="12pt" fo:language="bg" fo:country="BG" officeooo:rsid="00618610" style:font-size-asian="12pt" style:font-name-complex="Times New Roman4" style:font-size-complex="12pt"/>
    </style:style>
    <style:style style:name="T50" style:family="text">
      <style:text-properties style:use-window-font-color="true" style:font-name="Times New Roman4" fo:font-size="12pt" fo:language="bg" fo:country="BG" officeooo:rsid="00624bd0" style:font-size-asian="12pt" style:font-name-complex="Times New Roman4" style:font-size-complex="12pt"/>
    </style:style>
    <style:style style:name="T51" style:family="text">
      <style:text-properties style:use-window-font-color="true" style:font-name="Times New Roman4" fo:font-size="12pt" fo:language="bg" fo:country="BG" officeooo:rsid="00681584" style:font-size-asian="12pt" style:font-name-complex="Times New Roman4" style:font-size-complex="12pt"/>
    </style:style>
    <style:style style:name="T52" style:family="text">
      <style:text-properties style:use-window-font-color="true" style:font-name="Times New Roman4" fo:font-size="12pt" fo:language="bg" fo:country="BG" officeooo:rsid="00681bd9" style:font-size-asian="12pt" style:font-name-complex="Times New Roman4" style:font-size-complex="12pt"/>
    </style:style>
    <style:style style:name="T53" style:family="text">
      <style:text-properties style:use-window-font-color="true" style:font-name="Times New Roman4" fo:font-size="12pt" fo:language="bg" fo:country="BG" officeooo:rsid="0068be3a" style:font-size-asian="12pt" style:font-name-complex="Times New Roman4" style:font-size-complex="12pt"/>
    </style:style>
    <style:style style:name="T54" style:family="text">
      <style:text-properties style:use-window-font-color="true" style:font-name="Times New Roman4" fo:font-size="12pt" fo:language="bg" fo:country="BG" officeooo:rsid="006a8ecc" style:font-size-asian="12pt" style:font-name-complex="Times New Roman4" style:font-size-complex="12pt"/>
    </style:style>
    <style:style style:name="T55" style:family="text">
      <style:text-properties style:use-window-font-color="true" style:font-name="Times New Roman4" fo:font-size="12pt" fo:language="bg" fo:country="BG" officeooo:rsid="006c17c9" style:font-size-asian="12pt" style:font-name-complex="Times New Roman4" style:font-size-complex="12pt"/>
    </style:style>
    <style:style style:name="T56" style:family="text">
      <style:text-properties style:use-window-font-color="true" style:font-name="Times New Roman4" fo:font-size="12pt" fo:language="bg" fo:country="BG" officeooo:rsid="006ca511" style:font-size-asian="12pt" style:font-name-complex="Times New Roman4" style:font-size-complex="12pt"/>
    </style:style>
    <style:style style:name="T57" style:family="text">
      <style:text-properties style:use-window-font-color="true" style:font-name="Times New Roman4" fo:font-size="12pt" fo:language="bg" fo:country="BG" officeooo:rsid="006d93f2" style:font-size-asian="12pt" style:font-name-complex="Times New Roman4" style:font-size-complex="12pt"/>
    </style:style>
    <style:style style:name="T58" style:family="text">
      <style:text-properties style:use-window-font-color="true" style:font-name="Times New Roman4" fo:font-size="12pt" fo:language="bg" fo:country="BG" officeooo:rsid="0085db0a" style:font-size-asian="12pt" style:font-name-complex="Times New Roman4" style:font-size-complex="12pt"/>
    </style:style>
    <style:style style:name="T59" style:family="text">
      <style:text-properties style:use-window-font-color="true" style:font-name="Times New Roman4" fo:font-size="12pt" fo:language="bg" fo:country="BG" officeooo:rsid="00875e5d" style:font-size-asian="12pt" style:font-name-complex="Times New Roman4" style:font-size-complex="12pt"/>
    </style:style>
    <style:style style:name="T60" style:family="text">
      <style:text-properties style:use-window-font-color="true" style:font-name="Times New Roman4" fo:font-size="12pt" fo:language="bg" fo:country="BG" officeooo:rsid="0087cc0c" style:font-size-asian="12pt" style:font-name-complex="Times New Roman4" style:font-size-complex="12pt"/>
    </style:style>
    <style:style style:name="T61" style:family="text">
      <style:text-properties style:use-window-font-color="true" style:font-name="Times New Roman4" fo:font-size="12pt" fo:language="bg" fo:country="BG" officeooo:rsid="008920ee" style:font-size-asian="12pt" style:font-name-complex="Times New Roman4" style:font-size-complex="12pt"/>
    </style:style>
    <style:style style:name="T62" style:family="text">
      <style:text-properties style:use-window-font-color="true" style:font-name="Times New Roman4" fo:font-size="12pt" fo:language="bg" fo:country="BG" officeooo:rsid="008ca377" style:font-size-asian="12pt" style:font-name-complex="Times New Roman4" style:font-size-complex="12pt"/>
    </style:style>
    <style:style style:name="T63" style:family="text">
      <style:text-properties style:use-window-font-color="true" style:font-name="Times New Roman4" fo:font-size="12pt" fo:language="bg" fo:country="BG" officeooo:rsid="007dab08" style:font-size-asian="12pt" style:font-name-complex="Times New Roman4" style:font-size-complex="12pt"/>
    </style:style>
    <style:style style:name="T64" style:family="text">
      <style:text-properties style:use-window-font-color="true" style:font-name="Times New Roman4" fo:font-size="12pt" fo:language="bg" fo:country="BG" officeooo:rsid="0082f762" style:font-size-asian="12pt" style:font-name-complex="Times New Roman4" style:font-size-complex="12pt"/>
    </style:style>
    <style:style style:name="T65" style:family="text">
      <style:text-properties style:use-window-font-color="true" style:font-name="Times New Roman4" fo:font-size="12pt" fo:language="bg" fo:country="BG" officeooo:rsid="00526675" style:font-size-asian="12pt" style:font-name-complex="Times New Roman4" style:font-size-complex="12pt"/>
    </style:style>
    <style:style style:name="T66" style:family="text">
      <style:text-properties style:use-window-font-color="true" style:font-name="Times New Roman4" fo:font-size="12pt" fo:language="bg" fo:country="BG" officeooo:rsid="00b79cf4" style:font-size-asian="12pt" style:font-name-complex="Times New Roman4" style:font-size-complex="12pt"/>
    </style:style>
    <style:style style:name="T67" style:family="text">
      <style:text-properties style:use-window-font-color="true" style:font-name="Times New Roman4" fo:font-size="12pt" fo:language="bg" fo:country="BG" officeooo:rsid="00244c19" style:font-size-asian="12pt" style:font-name-complex="Times New Roman5" style:font-size-complex="12pt"/>
    </style:style>
    <style:style style:name="T68" style:family="text">
      <style:text-properties style:use-window-font-color="true" style:font-name="Times New Roman4" fo:font-size="12pt" fo:language="bg" fo:country="BG" officeooo:rsid="004fc75b" style:font-size-asian="12pt" style:font-name-complex="Times New Roman5" style:font-size-complex="12pt"/>
    </style:style>
    <style:style style:name="T69" style:family="text">
      <style:text-properties style:use-window-font-color="true" style:font-name="Times New Roman4" fo:font-size="12pt" fo:language="bg" fo:country="BG" officeooo:rsid="006ca511" style:font-size-asian="12pt" style:font-name-complex="Times New Roman5" style:font-size-complex="12pt"/>
    </style:style>
    <style:style style:name="T70" style:family="text">
      <style:text-properties style:use-window-font-color="true" style:font-name="Times New Roman4" fo:font-size="12pt" fo:language="bg" fo:country="BG" officeooo:rsid="0082f762" style:font-size-asian="12pt" style:font-name-complex="Times New Roman5" style:font-size-complex="12pt"/>
    </style:style>
    <style:style style:name="T71" style:family="text">
      <style:text-properties style:use-window-font-color="true" style:font-name="Times New Roman4" fo:font-size="12pt" officeooo:rsid="00232fbb" style:font-size-asian="12pt" style:font-name-complex="Times New Roman5" style:font-size-complex="12pt"/>
    </style:style>
    <style:style style:name="T72" style:family="text">
      <style:text-properties style:use-window-font-color="true" style:font-name="Times New Roman4" fo:font-size="12pt" officeooo:rsid="007dab08" style:font-size-asian="12pt" style:font-name-complex="Times New Roman5" style:font-size-complex="12pt"/>
    </style:style>
    <style:style style:name="T73" style:family="text">
      <style:text-properties style:use-window-font-color="true" style:font-name="Times New Roman4" fo:font-size="12pt" officeooo:rsid="0082f762" style:font-size-asian="12pt" style:font-name-complex="Times New Roman5" style:font-size-complex="12pt"/>
    </style:style>
    <style:style style:name="T74" style:family="text">
      <style:text-properties style:use-window-font-color="true" style:font-name="Times New Roman4" fo:font-size="12pt" officeooo:rsid="00533f39" style:font-size-asian="12pt" style:font-name-complex="Times New Roman5" style:font-size-complex="12pt"/>
    </style:style>
    <style:style style:name="T75" style:family="text">
      <style:text-properties style:use-window-font-color="true" style:font-name="Times New Roman4" fo:font-size="12pt" officeooo:rsid="002745e9" style:font-size-asian="12pt" style:font-name-complex="Times New Roman5" style:font-size-complex="12pt"/>
    </style:style>
    <style:style style:name="T76" style:family="text">
      <style:text-properties style:use-window-font-color="true" style:font-name="Times New Roman4" fo:font-size="12pt" officeooo:rsid="0030d26e" style:font-size-asian="12pt" style:font-name-complex="Times New Roman5" style:font-size-complex="12pt"/>
    </style:style>
    <style:style style:name="T77" style:family="text">
      <style:text-properties style:use-window-font-color="true" style:font-name="Times New Roman4" fo:font-size="12pt" officeooo:rsid="0085db0a" style:font-size-asian="12pt" style:font-name-complex="Times New Roman5" style:font-size-complex="12pt"/>
    </style:style>
    <style:style style:name="T78" style:family="text">
      <style:text-properties style:use-window-font-color="true" style:font-name="Times New Roman4" fo:font-size="12pt" officeooo:rsid="0075b56d" style:font-size-asian="12pt" style:font-name-complex="Times New Roman5" style:font-size-complex="12pt"/>
    </style:style>
    <style:style style:name="T79" style:family="text">
      <style:text-properties style:use-window-font-color="true" style:font-name="Times New Roman4" fo:font-size="12pt" officeooo:rsid="008ca377" style:font-size-asian="12pt" style:font-name-complex="Times New Roman5" style:font-size-complex="12pt"/>
    </style:style>
    <style:style style:name="T80" style:family="text">
      <style:text-properties style:use-window-font-color="true" style:font-name="Times New Roman4" fo:font-size="12pt" officeooo:rsid="0022e0c1" style:font-size-asian="12pt" style:font-name-complex="Times New Roman5" style:font-size-complex="12pt"/>
    </style:style>
    <style:style style:name="T81" style:family="text">
      <style:text-properties style:use-window-font-color="true" style:font-name="Times New Roman4" fo:font-size="12pt" officeooo:rsid="004e0764" style:font-size-asian="12pt" style:font-name-complex="Times New Roman5" style:font-size-complex="12pt"/>
    </style:style>
    <style:style style:name="T82" style:family="text">
      <style:text-properties style:use-window-font-color="true" style:font-name="Times New Roman4" fo:font-size="12pt" officeooo:rsid="00230284" style:font-size-asian="12pt" style:font-name-complex="Times New Roman5" style:font-size-complex="12pt"/>
    </style:style>
    <style:style style:name="T83" style:family="text">
      <style:text-properties style:use-window-font-color="true" style:font-name="Times New Roman4" fo:font-size="12pt" officeooo:rsid="00776021" style:font-size-asian="12pt" style:font-name-complex="Times New Roman5" style:font-size-complex="12pt"/>
    </style:style>
    <style:style style:name="T84" style:family="text">
      <style:text-properties style:use-window-font-color="true" style:font-name="Times New Roman4" fo:font-size="12pt" officeooo:rsid="007aff07" style:font-size-asian="12pt" style:font-name-complex="Times New Roman5" style:font-size-complex="12pt"/>
    </style:style>
    <style:style style:name="T85" style:family="text">
      <style:text-properties style:use-window-font-color="true" style:font-name="Times New Roman4" fo:font-size="12pt" officeooo:rsid="008d35f0" style:font-size-asian="12pt" style:font-name-complex="Times New Roman5" style:font-size-complex="12pt"/>
    </style:style>
    <style:style style:name="T86" style:family="text">
      <style:text-properties style:use-window-font-color="true" style:font-name="Times New Roman4" fo:font-size="12pt" officeooo:rsid="008e76f0" style:font-size-asian="12pt" style:font-name-complex="Times New Roman5" style:font-size-complex="12pt"/>
    </style:style>
    <style:style style:name="T87" style:family="text">
      <style:text-properties style:use-window-font-color="true" style:font-name="Times New Roman4" fo:font-size="12pt" officeooo:rsid="009ab9c3" style:font-size-asian="12pt" style:font-name-complex="Times New Roman5" style:font-size-complex="12pt"/>
    </style:style>
    <style:style style:name="T88" style:family="text">
      <style:text-properties style:use-window-font-color="true" style:font-name="Times New Roman4" fo:font-size="12pt" officeooo:rsid="009f7e06" style:font-size-asian="12pt" style:font-name-complex="Times New Roman5" style:font-size-complex="12pt"/>
    </style:style>
    <style:style style:name="T89" style:family="text">
      <style:text-properties style:use-window-font-color="true" style:font-name="Times New Roman4" fo:font-size="12pt" officeooo:rsid="00a73779" style:font-size-asian="12pt" style:font-name-complex="Times New Roman5" style:font-size-complex="12pt"/>
    </style:style>
    <style:style style:name="T90" style:family="text">
      <style:text-properties style:use-window-font-color="true" style:font-name="Times New Roman4" fo:font-size="12pt" officeooo:rsid="00a8895d" style:font-size-asian="12pt" style:font-name-complex="Times New Roman5" style:font-size-complex="12pt"/>
    </style:style>
    <style:style style:name="T91" style:family="text">
      <style:text-properties style:use-window-font-color="true" style:font-name="Times New Roman4" fo:font-size="12pt" officeooo:rsid="00a8f449" style:font-size-asian="12pt" style:font-name-complex="Times New Roman5" style:font-size-complex="12pt"/>
    </style:style>
    <style:style style:name="T92" style:family="text">
      <style:text-properties style:use-window-font-color="true" style:font-name="Times New Roman4" fo:font-size="12pt" officeooo:rsid="00a9dbdf" style:font-size-asian="12pt" style:font-name-complex="Times New Roman5" style:font-size-complex="12pt"/>
    </style:style>
    <style:style style:name="T93" style:family="text">
      <style:text-properties style:use-window-font-color="true" style:font-name="Times New Roman4" fo:font-size="12pt" officeooo:rsid="00b94294" style:font-size-asian="12pt" style:font-name-complex="Times New Roman5" style:font-size-complex="12pt"/>
    </style:style>
    <style:style style:name="T94" style:family="text">
      <style:text-properties style:use-window-font-color="true" style:font-name="Times New Roman4" fo:font-size="12pt" officeooo:rsid="00baf4c5" style:font-size-asian="12pt" style:font-name-complex="Times New Roman5" style:font-size-complex="12pt"/>
    </style:style>
    <style:style style:name="T95" style:family="text">
      <style:text-properties style:use-window-font-color="true" style:font-name="Times New Roman4" fo:font-size="12pt" officeooo:rsid="00533f39" style:font-size-asian="12pt" style:font-name-complex="Times New Roman4" style:font-size-complex="12pt"/>
    </style:style>
    <style:style style:name="T96" style:family="text">
      <style:text-properties style:use-window-font-color="true" style:font-name="Times New Roman4" fo:font-size="12pt" officeooo:rsid="0085db0a" style:font-size-asian="12pt" style:font-name-complex="Times New Roman4" style:font-size-complex="12pt"/>
    </style:style>
    <style:style style:name="T97" style:family="text">
      <style:text-properties style:use-window-font-color="true" style:font-name="Times New Roman4" fo:font-size="12pt" officeooo:rsid="008ca377" style:font-size-asian="12pt" style:font-name-complex="Times New Roman4" style:font-size-complex="12pt"/>
    </style:style>
    <style:style style:name="T98" style:family="text">
      <style:text-properties style:use-window-font-color="true" style:font-name="Times New Roman4" fo:font-size="12pt" officeooo:rsid="006fa2ce" style:font-size-asian="12pt" style:font-name-complex="Times New Roman4" style:font-size-complex="12pt"/>
    </style:style>
    <style:style style:name="T99" style:family="text">
      <style:text-properties style:use-window-font-color="true" style:font-name="Times New Roman4" fo:font-size="12pt" officeooo:rsid="006ed00c" style:font-size-asian="12pt" style:font-name-complex="Times New Roman4" style:font-size-complex="12pt"/>
    </style:style>
    <style:style style:name="T100" style:family="text">
      <style:text-properties style:use-window-font-color="true" style:font-name="Times New Roman4" fo:font-size="12pt" officeooo:rsid="007123a1" style:font-size-asian="12pt" style:font-name-complex="Times New Roman4" style:font-size-complex="12pt"/>
    </style:style>
    <style:style style:name="T101" style:family="text">
      <style:text-properties style:use-window-font-color="true" style:font-name="Times New Roman4" fo:font-size="12pt" officeooo:rsid="00792522" style:font-size-asian="12pt" style:font-name-complex="Times New Roman4" style:font-size-complex="12pt"/>
    </style:style>
    <style:style style:name="T102" style:family="text">
      <style:text-properties style:use-window-font-color="true" style:font-name="Times New Roman4" fo:font-size="12pt" officeooo:rsid="007aff07" style:font-size-asian="12pt" style:font-name-complex="Times New Roman4" style:font-size-complex="12pt"/>
    </style:style>
    <style:style style:name="T103" style:family="text">
      <style:text-properties style:use-window-font-color="true" style:font-name="Times New Roman4" fo:font-size="12pt" officeooo:rsid="008d35f0" style:font-size-asian="12pt" style:font-name-complex="Times New Roman4" style:font-size-complex="12pt"/>
    </style:style>
    <style:style style:name="T104"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2173399" text:style-name="Thesis_5f_numbering">
        <text:list-item>
          <text:h text:style-name="P7" text:outline-level="1">Увод</text:h>
        </text:list-item>
      </text:list>
      <text:p text:style-name="Thesis_5f_body"><text:span text:style-name="T41">Крайбрежните морски екосистеми се отличават с изклю</text:span><text:span text:style-name="T42">чително голямо биоразнообразие </text:span><text:span text:style-name="T43">и ресурси, благодарение на което осигуряват редица екосистемни услуги </text:span><text:span text:style-name="T47">за човечеството</text:span><text:span text:style-name="T43">. Същевременно това са територии с висока гъстота на население</text:span><text:span text:style-name="T59">то</text:span><text:span text:style-name="T43">, </text:span><text:span text:style-name="T49">където се</text:span><text:span text:style-name="T43"> концентр</text:span><text:span text:style-name="T49">ират</text:span><text:span text:style-name="T43"> </text:span><text:span text:style-name="T46">различни </text:span><text:span text:style-name="T43">икономически дейности </text:span><text:span text:style-name="T59">като земеделие, транспорт, индустрия, туризъм, риболов и аквакултури и др.</text:span><text:span text:style-name="T43">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3">(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3">. </text:span><text:span text:style-name="T50">П</text:span><text:span text:style-name="T44">литката </text:span><text:span text:style-name="T50">крайбрежна з</text:span><text:span text:style-name="T44">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5">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5">(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4">.</text:span></text:p>
      <text:p text:style-name="P6"><text:span text:style-name="T40">На фона на глобалните изменения, </text:span><text:span text:style-name="T48">Черно море е подложено на </text:span><text:span text:style-name="T40">значител</text:span><text:span text:style-name="T48">е</text:span><text:span text:style-name="T40">н натиск от </text:span><text:span text:style-name="T48">антропогенните </text:span><text:span text:style-name="T40">дейност</text:span><text:span text:style-name="T48">и</text:span><text:span text:style-name="T40"> на </text:span><text:span text:style-name="T48">всички граничещи с него </text:span><text:span text:style-name="T40">страни. </text:span><text:span text:style-name="T56">Е</text:span><text:span text:style-name="T48">фектите </text:span><text:span text:style-name="T60">върху биологичните му съобщества </text:span><text:span text:style-name="T48">се засилват от </text:span><text:span text:style-name="T56">характерните особености </text:span><text:span text:style-name="T60">на басейна </text:span><text:span text:style-name="T56">– </text:span><text:span text:style-name="T67">относителна</text:span><text:span text:style-name="T69"> </text:span><text:span text:style-name="T67">изолираност от Световния океан, гол</text:span><text:span text:style-name="T69">я</text:span><text:span text:style-name="T67">м водосборен басейн, ограничено разпространение на подходящи за живот дънни местообитания заради развитието на ан</text:span><text:span text:style-name="T68">а</text:span><text:span text:style-name="T67">еробни условия в дълбочина</text:span><text:span text:style-name="T48">. </text:span><text:span text:style-name="T51">Черноморските екосистеми </text:span><text:span text:style-name="T61">вече са </text:span><text:span text:style-name="T51">претърпя</text:span><text:span text:style-name="T61">ли</text:span><text:span text:style-name="T56"> </text:span><text:span text:style-name="T61">един </text:span><text:span text:style-name="T51">катастрофален срив през 1970-1980те години в резултат на антропогенна еутрофикация, замърсяване, инвазивни видове </text:span><text:span text:style-name="T52">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2">(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2">. </text:span><text:span text:style-name="T53">През съвременния период, </text:span><text:span text:style-name="T57">когато</text:span><text:span text:style-name="T53"> антропогенната еутрофикация се понижава, започва </text:span><text:span text:style-name="T54">постепенно </text:span><text:span text:style-name="T53">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38">(Stoykov and Kolarov, 1994; </text:span><text:span text:style-name="T37">Стойков et al.,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1">. </text:span><text:span text:style-name="T55">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6">отразява високата изменчивост както на естествените, така и на антропогенните фактори </text:span><text:reference-mark-start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39">(</text:span><text:span text:style-name="T37">Мончева and Тодорова, 2013)</text:span><text:reference-mark-end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56">. </text:span><text:span text:style-name="T58">Познаването на съвременните тенденции в биоразнообразието на макрозообентосните съобщества и състоянието </text:span><text:span text:style-name="T66">на крайбрежните дънни местообитания по този показател</text:span><text:span text:style-name="T58"> – </text:span><text:span text:style-name="T62">обект на настоящата дисертация – </text:span><text:span text:style-name="T58">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text:span></text:p>
      <text:p text:style-name="P4"><text:soft-page-break/><text:span text:style-name="T8">Макрозообентосните съобщества на мекото дъно </text:span><text:span text:style-name="T11">в плитката крайбреж</text:span><text:span text:style-name="T22">н</text:span><text:span text:style-name="T11">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6">.</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text:span><text:span text:style-name="T23">на част</text:span><text:span text:style-name="T20">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 </text:span><text:span text:style-name="T25">и с деструктивни методи</text:span><text:span text:style-name="T21">, </text:span><text:span text:style-name="T24">което води до </text:span><text:span text:style-name="T25">увреждане и нарушаване на функционирането на крайбрежните екосистеми и на предоставяните от тях услуги</text:span><text:span text:style-name="T15">.</text:span></text:p>
      <text:p text:style-name="P3"><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то на </text:span><text:span text:style-name="T13">натиските</text:span><text:span text:style-name="T12">)</text:span><text:span text:style-name="T9">. </text:span><text:span text:style-name="T19">Условията на средата им 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76">Зооб</text:span><text:span text:style-name="T77">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76">им</text:span><text:span text:style-name="T77"> на развитие. </text:span><text:span text:style-name="T96">Съобществата им са съставени от множество различни видове </text:span><text:span text:style-name="T103">със </text:span><text:span text:style-name="T96">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7">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7">(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5">.</text:span><text:span text:style-name="T77"> </text:span><text:span text:style-name="T85">П</text:span><text:span text:style-name="T96">родължителността на живота </text:span><text:span text:style-name="T103">на тези видове </text:span><text:span text:style-name="T96">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6"> зообентосните съобщества</text:span><text:span text:style-name="T96"> </text:span><text:span text:style-name="T97">традиционно </text:span><text:span text:style-name="T96">често се използват като биологични индикатори за качеството на средата</text:span><text:span text:style-name="T77">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7">(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7">.</text:span></text:p>
      <text:p text:style-name="P1"><text:span text:style-name="T98">В отговор на</text:span><text:span text:style-name="T99"> заплахи</text:span><text:span text:style-name="T98">те и натиските върху морската среда</text:span><text:span text:style-name="T99">, на световно ниво са разработени редица </text:span><text:span text:style-name="T98">законодателни мерки и политики, които целят </text:span><text:span text:style-name="T100">нейното </text:span><text:span text:style-name="T98">опазване и възстановяване. В Европа две от най-значимите такива са </text:span><text:span text:style-name="T80">Рамковата </text:span><text:span text:style-name="T81">д</text:span><text:span text:style-name="T80">иректива за </text:span><text:soft-page-break/><text:span text:style-name="T81">в</text:span><text:span text:style-name="T80">одите </text:span><text:span text:style-name="T81">(РДВ)</text:span><text:span text:style-name="T80">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80">(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98"> и </text:span><text:span text:style-name="T82">Рамковата </text:span><text:span text:style-name="T81">д</text:span><text:span text:style-name="T82">иректива за </text:span><text:span text:style-name="T81">м</text:span><text:span text:style-name="T82">орската </text:span><text:span text:style-name="T81">с</text:span><text:span text:style-name="T82">тратегия </text:span><text:span text:style-name="T81">(РДМС)</text:span><text:span text:style-name="T82">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82">(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98">. </text:span><text:span text:style-name="T71">В </text:span><text:span text:style-name="T78">контекста на РДВ, макрозообентосните съобщества са един от биологичните елементи за качество (БЕК), </text:span><text:span text:style-name="T83">а при РДМС </text:span><text:span text:style-name="T84">са </text:span><text:span text:style-name="T83">част от </text:span><text:span text:style-name="T84">няколко </text:span><text:span text:style-name="T83">дескриптор</text:span><text:span text:style-name="T84">а </text:span><text:span text:style-name="T83">за качество. </text:span><text:span text:style-name="T86">Тези </text:span><text:span text:style-name="T104">д</text:span><text:span text:style-name="T101">ирективи целят устойчивото управление и възстановяване на морските екосистеми, </text:span><text:span text:style-name="T102">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2"><text:span text:style-name="T97">Х</text:span><text:span text:style-name="T95">арактеризирането на</text:span><text:span text:style-name="T72"> </text:span><text:span text:style-name="T73">съвременното биоразнообразие </text:span><text:span text:style-name="T72">на </text:span><text:span text:style-name="T73">макро</text:span><text:span text:style-name="T72">зообентосни</text:span><text:span text:style-name="T73">те</text:span><text:span text:style-name="T72"> съобщества </text:span><text:span text:style-name="T73">в</text:span><text:span text:style-name="T72"> </text:span><text:span text:style-name="T73">плитката </text:span><text:span text:style-name="T74">крайбрежн</text:span><text:span text:style-name="T73">а зона </text:span><text:span text:style-name="T88">(</text:span><text:span text:style-name="T87">до 20 m дълбочина</text:span><text:span text:style-name="T88">) </text:span><text:span text:style-name="T73">на Черно море</text:span><text:span text:style-name="T88">, </text:span><text:span text:style-name="T89">както и </text:span><text:span text:style-name="T93">ефективното им </text:span><text:span text:style-name="T91">използване като индикатор за </text:span><text:span text:style-name="T89">оценката на</text:span><text:span text:style-name="T73"> </text:span><text:span text:style-name="T72">екологичното състояние </text:span><text:span text:style-name="T89">на </text:span><text:span text:style-name="T92">техните </text:span><text:span text:style-name="T89">местообитания, </text:span><text:span text:style-name="T79">следователно </text:span><text:span text:style-name="T89">са</text:span><text:span text:style-name="T74"> </text:span><text:span text:style-name="T75">актуалн</text:span><text:span text:style-name="T89">и</text:span><text:span text:style-name="T75"> проблем</text:span><text:span text:style-name="T89">и</text:span><text:span text:style-name="T72">. </text:span><text:span text:style-name="T88">Настоящето и</text:span><text:span text:style-name="T87">зследване ще се съсредоточи върху два </text:span><text:span text:style-name="T90">основни </text:span><text:span text:style-name="T87">типа </text:span><text:span text:style-name="T94">крайбрежни </text:span><text:span text:style-name="T87">дънни местообитания – мекото пясъчно дъно и полетата с морски треви в Бургаския залив.</text:span></text:p>
      <text:p text:style-name="P5"><text:span text:style-name="T70">Резултатите от изследването ще </text:span><text:span text:style-name="T63">допъл</text:span><text:span text:style-name="T64">нят</text:span><text:span text:style-name="T63"> </text:span><text:span text:style-name="T64">познанията и данните, необходими за прецизиране на </text:span><text:span text:style-name="T63">критериите за доброто състояние и на екологичните цели по смисъла на </text:span><text:span text:style-name="T65">РДМС</text:span><text:span text:style-name="T63">. </text:span><text:span text:style-name="T32">Т</text:span><text:span text:style-name="T28">естването на </text:span><text:span text:style-name="T33">чувствителността </text:span><text:span text:style-name="T28">на </text:span><text:span text:style-name="T31">национално приетите </text:span><text:span text:style-name="T32">зообентосни </text:span><text:span text:style-name="T30">биотични </text:span><text:span text:style-name="T28">индекси за оценка при съобществата в плитката крайбрежна зона </text:span><text:span text:style-name="T27">ще допълн</text:span><text:span text:style-name="T32">и</text:span><text:span text:style-name="T27"> разбирането ни за </text:span><text:span text:style-name="T30">тяхната </text:span><text:span text:style-name="T27">реакция към различни типове натиск </text:span><text:span text:style-name="T30">и </text:span><text:span text:style-name="T28">ще </text:span><text:span text:style-name="T34">може да </text:span><text:span text:style-name="T28">послуж</text:span><text:span text:style-name="T32">и</text:span><text:span text:style-name="T28"> за </text:span><text:span text:style-name="T34">завършване на </text:span><text:span text:style-name="T29">успешното им адаптиране за специфичните биотопи на пясъчното дъно в българското Черно море</text:span><text:span text:style-name="T28">. </text:span><text:span text:style-name="T32">Така </text:span><text:span text:style-name="T30">резултатите от настоящето изследване ще </text:span><text:span text:style-name="T32">могат да допринесат </text:span><text:span text:style-name="T30">за адекватното и информирано управление на дънните местообитания пред българския бря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25M7S</meta:editing-duration>
    <meta:editing-cycles>93</meta:editing-cycles>
    <meta:generator>LibreOffice/6.0.7.3$Linux_X86_64 LibreOffice_project/00m0$Build-3</meta:generator>
    <meta:initial-creator>K</meta:initial-creator>
    <dc:date>2019-06-12T16:43:22.759466257</dc:date>
    <dc:creator>SK </dc:creator>
    <meta:document-statistic meta:table-count="0" meta:image-count="0" meta:object-count="0" meta:page-count="3" meta:paragraph-count="9" meta:word-count="863" meta:character-count="6384" meta:non-whitespace-character-count="5524"/>
    <meta:user-defined meta:name="ZOTERO_PREF_1">&lt;data data-version="3" zotero-version="5.0.66"&gt;&lt;session id="OAlBcVR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